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StarSymbol" svg:font-family="StarSymbol"/>
    <style:font-face style:name="Times New Roman" svg:font-family="'Times New Roma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align="center" style:justify-single-word="false" fo:orphans="2" fo:widows="2" fo:text-indent="0in" style:auto-text-indent="false"/>
      <style:text-properties fo:font-variant="normal" fo:text-transform="none" fo:color="#000000" style:font-name="Times New Roman" fo:letter-spacing="normal" fo:font-style="normal" fo:font-weight="normal"/>
    </style:style>
    <style:style style:name="P2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000000" style:font-name="Times New Roman" fo:letter-spacing="normal" fo:font-style="normal" fo:font-weight="normal" style:font-weight-asian="normal" style:font-weight-complex="normal"/>
    </style:style>
    <style:style style:name="P3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000000" style:font-name="Times New Roman" fo:letter-spacing="normal" fo:font-style="normal" fo:font-weight="bold" style:font-weight-asian="bold" style:font-weight-complex="bold"/>
    </style:style>
    <style:style style:name="P4" style:family="paragraph" style:parent-style-name="Text_20_body" style:list-style-name="L3">
      <style:paragraph-properties fo:margin-top="0in" fo:margin-bottom="0in" fo:text-align="center" style:justify-single-word="false" fo:orphans="2" fo:widows="2"/>
      <style:text-properties fo:font-variant="normal" fo:text-transform="none" fo:color="#000000" style:font-name="Times New Roman" fo:letter-spacing="normal" fo:font-style="normal" fo:font-weight="normal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text:style-name="Numbering_20_Symbols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3035in" text:min-label-width="0.1965in"/>
        <style:text-properties style:font-name="Star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3035in" text:min-label-width="0.1965in"/>
        <style:text-properties style:font-name="Star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3035in" text:min-label-width="0.1965in"/>
        <style:text-properties style:font-name="Star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5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6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text:style-name="L3">
        <text:list-header>
          <text:p text:style-name="P4"><text:span text:style-name="T1">Programming Languages: Principles and Paradigms</text:span></text:p>
          <text:p text:style-name="P4">13.1, 13.3, *13.4, *13.10, 13.18, 13.21ab</text:p>
        </text:list-header>
      </text:list>
      <text:p text:style-name="P1"/>
      <text:p text:style-name="P3">1.</text:p>
      <text:p text:style-name="P2">code reuse: subtype polymorphism, parametric polymorphism (with generics), object instantiation (making several objects of the same type that all use the same methods)</text:p>
      <text:p text:style-name="P2">type safety: Java has built-in error handling for index-out-of-range array references</text:p>
      <text:p text:style-name="P2">abstraction: Objects are abstractions based on a class of data and the specific kind of control (methods) associated with it.</text:p>
      <text:p text:style-name="P2">encapsulation: classes, packages</text:p>
      <text:p text:style-name="P2"/>
      <text:p text:style-name="P3">3.</text:p>
      <text:p text:style-name="P2">class ClosedFigure { ... }</text:p>
      <text:p text:style-name="P2">interface Drawable { ... }</text:p>
      <text:p text:style-name="P2">class Rectangel extends ClosedFigure implements Drawable { ... }</text:p>
      <text:p text:style-name="P2">class Circle extends ClosedFigure implements Drawable { ... }</text:p>
      <text:p text:style-name="P2"/>
      <text:p text:style-name="P3">4. </text:p>
      <text:p text:style-name="P2">(a). ?</text:p>
      <text:p text:style-name="P2">(b). The STL. Apparently the STL is faster than Collections. Also C++ iterators are more varied and more powerful than Java iterators. </text:p>
      <text:p text:style-name="P2"/>
      <text:p text:style-name="P3">10.</text:p>
      <text:p text:style-name="P2">See my cnc_submitted (Clite_final.tar) implementation of Clite, which is purely (as pure as Java can be) object oriented.</text:p>
      <text:p text:style-name="P2"/>
      <text:p text:style-name="P3">18.</text:p>
      <text:p text:style-name="P2">Declaration is a client of Type.</text:p>
      <text:p text:style-name="P2">Value is a subclass of Expression.</text:p>
      <text:p text:style-name="P2"/>
      <text:p text:style-name="P3">21.</text:p>
      <text:p text:style-name="P2">See #1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Times New Roman" svg:font-family="'Times New Roma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Bitstream Vera Sans" style:font-size-asian="10.5pt" style:language-asian="zxx" style:country-asian="none" style:font-name-complex="Bitstream Vera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Bitstream Vera Sans" style:font-size-asian="14pt" style:font-name-complex="Bitstream Ver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pm1">
      <style:header>
        <text:p text:style-name="Header">J Bolton<text:tab/><text:tab/>Ch. 13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creation-date>2011-03-09T19:15:03</meta:creation-date>
    <dc:date>2011-03-09T20:44:51</dc:date>
    <meta:editing-cycles>64</meta:editing-cycles>
    <meta:editing-duration>PT1H29M49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23" meta:word-count="155" meta:character-count="1041"/>
  </office:meta>
</office:document-meta>
</file>